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0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3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1" svg:stroke-width="0.03cm" svg:stroke-color="#75ab24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.141cm" fo:padding-bottom="0.141cm" fo:padding-left="0.266cm" fo:padding-right="0.26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" svg:stroke-width="0.03cm" svg:stroke-color="#009bb5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.141cm" fo:padding-bottom="0.141cm" fo:padding-left="0.266cm" fo:padding-right="0.26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1" svg:stroke-width="0.03cm" svg:stroke-color="#d684bf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.141cm" fo:padding-bottom="0.141cm" fo:padding-left="0.266cm" fo:padding-right="0.26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1" svg:stroke-width="0.03cm" svg:stroke-color="#ec9804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.141cm" fo:padding-bottom="0.141cm" fo:padding-left="0.266cm" fo:padding-right="0.26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" svg:stroke-width="0.03cm" svg:stroke-color="#ad4296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.141cm" fo:padding-bottom="0.141cm" fo:padding-left="0.266cm" fo:padding-right="0.26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1" svg:stroke-width="0.03cm" svg:stroke-color="#912323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.141cm" fo:padding-bottom="0.141cm" fo:padding-left="0.266cm" fo:padding-right="0.26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3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30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27cm" svg:y1="12.661cm" svg:x2="7.227cm" svg:y2="17.258cm">
            <text:p/>
          </draw:line>
          <draw:line draw:style-name="gr1" draw:text-style-name="P1" draw:layer="layout" svg:x1="7.61cm" svg:y1="12.661cm" svg:x2="7.61cm" svg:y2="17.258cm">
            <text:p/>
          </draw:line>
          <draw:line draw:style-name="gr1" draw:text-style-name="P1" draw:layer="layout" svg:x1="7.995cm" svg:y1="12.661cm" svg:x2="7.995cm" svg:y2="17.258cm">
            <text:p/>
          </draw:line>
          <draw:line draw:style-name="gr1" draw:text-style-name="P1" draw:layer="layout" svg:x1="8.383cm" svg:y1="12.661cm" svg:x2="8.383cm" svg:y2="17.258cm">
            <text:p/>
          </draw:line>
          <draw:line draw:style-name="gr1" draw:text-style-name="P1" draw:layer="layout" svg:x1="8.764cm" svg:y1="12.661cm" svg:x2="8.764cm" svg:y2="17.258cm">
            <text:p/>
          </draw:line>
          <draw:line draw:style-name="gr1" draw:text-style-name="P1" draw:layer="layout" svg:x1="9.15cm" svg:y1="12.661cm" svg:x2="9.15cm" svg:y2="17.258cm">
            <text:p/>
          </draw:line>
          <draw:line draw:style-name="gr1" draw:text-style-name="P1" draw:layer="layout" svg:x1="9.529cm" svg:y1="12.661cm" svg:x2="9.529cm" svg:y2="17.258cm">
            <text:p/>
          </draw:line>
          <draw:line draw:style-name="gr1" draw:text-style-name="P1" draw:layer="layout" svg:x1="9.917cm" svg:y1="12.661cm" svg:x2="9.917cm" svg:y2="17.258cm">
            <text:p/>
          </draw:line>
          <draw:line draw:style-name="gr1" draw:text-style-name="P1" draw:layer="layout" svg:x1="10.298cm" svg:y1="12.661cm" svg:x2="10.298cm" svg:y2="17.258cm">
            <text:p/>
          </draw:line>
          <draw:line draw:style-name="gr1" draw:text-style-name="P1" draw:layer="layout" svg:x1="10.685cm" svg:y1="12.661cm" svg:x2="10.685cm" svg:y2="17.258cm">
            <text:p/>
          </draw:line>
          <draw:line draw:style-name="gr1" draw:text-style-name="P1" draw:layer="layout" svg:x1="11.072cm" svg:y1="12.661cm" svg:x2="11.072cm" svg:y2="17.258cm">
            <text:p/>
          </draw:line>
          <draw:line draw:style-name="gr1" draw:text-style-name="P1" draw:layer="layout" svg:x1="11.454cm" svg:y1="12.661cm" svg:x2="11.454cm" svg:y2="17.258cm">
            <text:p/>
          </draw:line>
          <draw:line draw:style-name="gr1" draw:text-style-name="P1" draw:layer="layout" svg:x1="11.839cm" svg:y1="12.661cm" svg:x2="11.839cm" svg:y2="17.258cm">
            <text:p/>
          </draw:line>
          <draw:line draw:style-name="gr1" draw:text-style-name="P1" draw:layer="layout" svg:x1="12.219cm" svg:y1="12.661cm" svg:x2="12.219cm" svg:y2="17.258cm">
            <text:p/>
          </draw:line>
          <draw:line draw:style-name="gr1" draw:text-style-name="P1" draw:layer="layout" svg:x1="12.606cm" svg:y1="12.661cm" svg:x2="12.606cm" svg:y2="17.258cm">
            <text:p/>
          </draw:line>
          <draw:line draw:style-name="gr1" draw:text-style-name="P1" draw:layer="layout" svg:x1="12.992cm" svg:y1="12.661cm" svg:x2="12.992cm" svg:y2="17.258cm">
            <text:p/>
          </draw:line>
          <draw:line draw:style-name="gr1" draw:text-style-name="P1" draw:layer="layout" svg:x1="13.375cm" svg:y1="12.661cm" svg:x2="13.375cm" svg:y2="17.258cm">
            <text:p/>
          </draw:line>
          <draw:line draw:style-name="gr1" draw:text-style-name="P1" draw:layer="layout" svg:x1="13.76cm" svg:y1="12.661cm" svg:x2="13.76cm" svg:y2="17.258cm">
            <text:p/>
          </draw:line>
          <draw:polyline draw:style-name="gr1" draw:text-style-name="P1" draw:layer="layout" svg:width="4.596cm" svg:height="6.917cm" draw:transform="rotate (-1.5707963267949) translate (14.144365942029cm 12.6594659362841cm)" svg:viewBox="0 0 4597 6918" draw:points="0,6918 0,0 4597,0">
            <text:p/>
          </draw:polyline>
          <draw:line draw:style-name="gr1" draw:text-style-name="P1" draw:layer="layout" svg:x1="7.227cm" svg:y1="13.045cm" svg:x2="14.145cm" svg:y2="13.045cm">
            <text:p/>
          </draw:line>
          <draw:line draw:style-name="gr1" draw:text-style-name="P1" draw:layer="layout" svg:x1="7.227cm" svg:y1="13.428cm" svg:x2="14.145cm" svg:y2="13.428cm">
            <text:p/>
          </draw:line>
          <draw:line draw:style-name="gr1" draw:text-style-name="P1" draw:layer="layout" svg:x1="7.227cm" svg:y1="13.814cm" svg:x2="14.145cm" svg:y2="13.814cm">
            <text:p/>
          </draw:line>
          <draw:line draw:style-name="gr1" draw:text-style-name="P1" draw:layer="layout" svg:x1="7.227cm" svg:y1="14.195cm" svg:x2="14.145cm" svg:y2="14.195cm">
            <text:p/>
          </draw:line>
          <draw:line draw:style-name="gr1" draw:text-style-name="P1" draw:layer="layout" svg:x1="7.227cm" svg:y1="14.576cm" svg:x2="14.145cm" svg:y2="14.576cm">
            <text:p/>
          </draw:line>
          <draw:line draw:style-name="gr1" draw:text-style-name="P1" draw:layer="layout" svg:x1="7.227cm" svg:y1="14.959cm" svg:x2="14.145cm" svg:y2="14.959cm">
            <text:p/>
          </draw:line>
          <draw:line draw:style-name="gr1" draw:text-style-name="P1" draw:layer="layout" svg:x1="7.227cm" svg:y1="15.34cm" svg:x2="14.145cm" svg:y2="15.34cm">
            <text:p/>
          </draw:line>
          <draw:line draw:style-name="gr1" draw:text-style-name="P1" draw:layer="layout" svg:x1="7.227cm" svg:y1="15.726cm" svg:x2="14.145cm" svg:y2="15.726cm">
            <text:p/>
          </draw:line>
          <draw:line draw:style-name="gr1" draw:text-style-name="P1" draw:layer="layout" svg:x1="7.227cm" svg:y1="16.111cm" svg:x2="14.145cm" svg:y2="16.111cm">
            <text:p/>
          </draw:line>
          <draw:line draw:style-name="gr1" draw:text-style-name="P1" draw:layer="layout" svg:x1="7.227cm" svg:y1="16.492cm" svg:x2="14.145cm" svg:y2="16.492cm">
            <text:p/>
          </draw:line>
          <draw:line draw:style-name="gr1" draw:text-style-name="P1" draw:layer="layout" svg:x1="7.227cm" svg:y1="16.872cm" svg:x2="14.145cm" svg:y2="16.872cm">
            <text:p/>
          </draw:line>
          <draw:line draw:style-name="gr1" draw:text-style-name="P1" draw:layer="layout" svg:x1="7.227cm" svg:y1="17.258cm" svg:x2="14.145cm" svg:y2="17.258cm">
            <text:p/>
          </draw:line>
          <draw:polygon draw:style-name="gr2" draw:text-style-name="P2" draw:layer="layout" svg:width="1.153cm" svg:height="3.058cm" svg:x="7.61cm" svg:y="13.814cm" svg:viewBox="0 0 1154 3059" draw:points="1154,1911 0,0 0,1911 1154,3059">
            <text:p/>
          </draw:polygon>
          <draw:polygon draw:style-name="gr2" draw:text-style-name="P2" draw:layer="layout" svg:width="1.918cm" svg:height="1.915cm" svg:x="9.15cm" svg:y="14.959cm" svg:viewBox="0 0 1919 1916" draw:points="0,768 767,0 1919,0 0,1916">
            <text:p/>
          </draw:polygon>
          <draw:polygon draw:style-name="gr2" draw:text-style-name="P2" draw:layer="layout" svg:width="2.689cm" svg:height="1.915cm" svg:x="11.072cm" svg:y="14.959cm" svg:viewBox="0 0 2690 1916" draw:points="0,768 770,0 2690,768 1537,1916 1150,768 770,1916">
            <text:p/>
          </draw:polygon>
          <draw:g>
            <draw:frame draw:style-name="gr3" draw:text-style-name="P4" draw:layer="layout" svg:width="0.341cm" svg:height="0.38cm" svg:x="8.836cm" svg:y="13.476cm">
              <draw:text-box>
                <text:p text:style-name="P3"><text:span text:style-name="T1">a.</text:span></text:p>
              </draw:text-box>
            </draw:frame>
            <draw:line draw:style-name="gr4" draw:text-style-name="P5" draw:layer="layout" svg:x1="7.99cm" svg:y1="13.429cm" svg:x2="10.283cm" svg:y2="13.431cm">
              <text:p/>
            </draw:line>
            <draw:line draw:style-name="gr4" draw:text-style-name="P5" draw:layer="layout" svg:x1="10.29cm" svg:y1="13.417cm" svg:x2="9.904cm" svg:y2="14.193cm">
              <text:p/>
            </draw:line>
            <draw:line draw:style-name="gr4" draw:text-style-name="P5" draw:layer="layout" svg:x1="7.998cm" svg:y1="13.421cm" svg:x2="7.619cm" svg:y2="14.188cm">
              <text:p/>
            </draw:line>
            <draw:line draw:style-name="gr4" draw:text-style-name="P5" draw:layer="layout" svg:x1="9.926cm" svg:y1="14.19cm" svg:x2="7.596cm" svg:y2="14.19cm">
              <text:p/>
            </draw:line>
          </draw:g>
          <draw:g>
            <draw:line draw:style-name="gr5" draw:text-style-name="P5" draw:layer="layout" svg:x1="10.685cm" svg:y1="13.809cm" svg:x2="11.838cm" svg:y2="13.809cm">
              <text:p/>
            </draw:line>
            <draw:line draw:style-name="gr5" draw:text-style-name="P5" draw:layer="layout" svg:x1="11.84cm" svg:y1="13.803cm" svg:x2="11.073cm" svg:y2="15.343cm">
              <text:p/>
            </draw:line>
            <draw:line draw:style-name="gr5" draw:text-style-name="P5" draw:layer="layout" svg:x1="9.916cm" svg:y1="15.338cm" svg:x2="11.079cm" svg:y2="15.338cm">
              <text:p/>
            </draw:line>
            <draw:line draw:style-name="gr5" draw:text-style-name="P5" draw:layer="layout" svg:x1="10.702cm" svg:y1="13.799cm" svg:x2="9.922cm" svg:y2="15.346cm">
              <text:p/>
            </draw:line>
          </draw:g>
          <draw:g>
            <draw:line draw:style-name="gr6" draw:text-style-name="P5" draw:layer="layout" svg:x1="7.999cm" svg:y1="14.571cm" svg:x2="8.766cm" svg:y2="15.338cm">
              <text:p/>
            </draw:line>
            <draw:line draw:style-name="gr6" draw:text-style-name="P5" draw:layer="layout" svg:x1="7.999cm" svg:y1="14.571cm" svg:x2="7.609cm" svg:y2="14.575cm">
              <text:p/>
            </draw:line>
            <draw:line draw:style-name="gr6" draw:text-style-name="P5" draw:layer="layout" svg:x1="7.609cm" svg:y1="14.576cm" svg:x2="8.376cm" svg:y2="15.332cm">
              <text:p/>
            </draw:line>
            <draw:line draw:style-name="gr6" draw:text-style-name="P5" draw:layer="layout" svg:x1="8.383cm" svg:y1="15.344cm" svg:x2="7.609cm" svg:y2="16.118cm">
              <text:p/>
            </draw:line>
            <draw:line draw:style-name="gr6" draw:text-style-name="P5" draw:layer="layout" svg:x1="7.993cm" svg:y1="16.118cm" svg:x2="8.766cm" svg:y2="15.34cm">
              <text:p/>
            </draw:line>
            <draw:line draw:style-name="gr6" draw:text-style-name="P5" draw:layer="layout" svg:x1="7.609cm" svg:y1="16.115cm" svg:x2="7.999cm" svg:y2="16.115cm">
              <text:p/>
            </draw:line>
          </draw:g>
          <draw:g>
            <draw:line draw:style-name="gr7" draw:text-style-name="P5" draw:layer="layout" svg:x1="9.149cm" svg:y1="15.727cm" svg:x2="9.149cm" svg:y2="16.501cm">
              <text:p/>
            </draw:line>
            <draw:line draw:style-name="gr7" draw:text-style-name="P5" draw:layer="layout" svg:x1="11.066cm" svg:y1="16.483cm" svg:x2="11.066cm" svg:y2="17.257cm">
              <text:p/>
            </draw:line>
            <draw:line draw:style-name="gr7" draw:text-style-name="P5" draw:layer="layout" svg:x1="9.149cm" svg:y1="15.734cm" svg:x2="10.299cm" svg:y2="16.494cm">
              <text:p/>
            </draw:line>
            <draw:line draw:style-name="gr7" draw:text-style-name="P5" draw:layer="layout" svg:x1="9.149cm" svg:y1="16.493cm" svg:x2="10.312cm" svg:y2="17.26cm">
              <text:p/>
            </draw:line>
            <draw:line draw:style-name="gr7" draw:text-style-name="P5" draw:layer="layout" svg:x1="10.306cm" svg:y1="16.493cm" svg:x2="11.073cm" svg:y2="16.493cm">
              <text:p/>
            </draw:line>
            <draw:line draw:style-name="gr7" draw:text-style-name="P5" draw:layer="layout" svg:x1="10.299cm" svg:y1="17.254cm" svg:x2="11.066cm" svg:y2="17.254cm">
              <text:p/>
            </draw:line>
          </draw:g>
          <draw:g>
            <draw:line draw:style-name="gr8" draw:text-style-name="P5" draw:layer="layout" svg:x1="11.846cm" svg:y1="13.045cm" svg:x2="13.386cm" svg:y2="13.045cm">
              <text:p/>
            </draw:line>
            <draw:line draw:style-name="gr8" draw:text-style-name="P5" draw:layer="layout" svg:x1="12.612cm" svg:y1="14.578cm" svg:x2="14.145cm" svg:y2="14.578cm">
              <text:p/>
            </draw:line>
            <draw:line draw:style-name="gr8" draw:text-style-name="P5" draw:layer="layout" svg:x1="11.853cm" svg:y1="13.045cm" svg:x2="12.62cm" svg:y2="14.585cm">
              <text:p/>
            </draw:line>
            <draw:line draw:style-name="gr8" draw:text-style-name="P5" draw:layer="layout" svg:x1="14.125cm" svg:y1="14.572cm" svg:x2="13.372cm" svg:y2="13.052cm">
              <text:p/>
            </draw:line>
          </draw:g>
          <draw:g>
            <draw:line draw:style-name="gr9" draw:text-style-name="P5" draw:layer="layout" svg:x1="12.219cm" svg:y1="15.34cm" svg:x2="11.461cm" svg:y2="16.49cm">
              <text:p/>
            </draw:line>
            <draw:line draw:style-name="gr9" draw:text-style-name="P5" draw:layer="layout" svg:x1="12.216cm" svg:y1="15.334cm" svg:x2="13.747cm" svg:y2="15.334cm">
              <text:p/>
            </draw:line>
            <draw:line draw:style-name="gr9" draw:text-style-name="P5" draw:layer="layout" svg:x1="11.453cm" svg:y1="16.493cm" svg:x2="13.775cm" svg:y2="16.493cm">
              <text:p/>
            </draw:line>
            <draw:line draw:style-name="gr9" draw:text-style-name="P5" draw:layer="layout" svg:x1="13.76cm" svg:y1="15.322cm" svg:x2="13.76cm" svg:y2="16.499cm">
              <text:p/>
            </draw:line>
          </draw:g>
          <draw:frame draw:style-name="gr10" draw:text-style-name="P4" draw:layer="layout" svg:width="0.246cm" svg:height="0.38cm" svg:x="12.692cm" svg:y="15.774cm">
            <draw:text-box>
              <text:p text:style-name="P3"><text:span text:style-name="T1">f.</text:span></text:p>
            </draw:text-box>
          </draw:frame>
          <draw:frame draw:style-name="gr3" draw:text-style-name="P4" draw:layer="layout" svg:width="0.341cm" svg:height="0.38cm" svg:x="10cm" svg:y="16.536cm">
            <draw:text-box>
              <text:p text:style-name="P3"><text:span text:style-name="T1">e.</text:span></text:p>
            </draw:text-box>
          </draw:frame>
          <draw:frame draw:style-name="gr11" draw:text-style-name="P4" draw:layer="layout" svg:width="0.352cm" svg:height="0.38cm" svg:x="7.682cm" svg:y="15.008cm">
            <draw:text-box>
              <text:p text:style-name="P3"><text:span text:style-name="T1">d.</text:span></text:p>
            </draw:text-box>
          </draw:frame>
          <draw:frame draw:style-name="gr12" draw:text-style-name="P4" draw:layer="layout" svg:width="0.309cm" svg:height="0.38cm" svg:x="12.692cm" svg:y="13.477cm">
            <draw:text-box>
              <text:p text:style-name="P3"><text:span text:style-name="T1">c.</text:span></text:p>
            </draw:text-box>
          </draw:frame>
          <draw:frame draw:style-name="gr11" draw:text-style-name="P4" draw:layer="layout" svg:width="0.352cm" svg:height="0.38cm" svg:x="10.72cm" svg:y="14.234cm">
            <draw:text-box>
              <text:p text:style-name="P3"><text:span text:style-name="T1">b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7:16.974741468</meta:creation-date>
    <dc:date>2018-03-22T11:37:37.012266044</dc:date>
    <meta:editing-duration>PT20S</meta:editing-duration>
    <meta:editing-cycles>1</meta:editing-cycles>
    <meta:document-statistic meta:object-count="75"/>
    <meta:generator>LibreOffice/6.0.0.3$MacOSX_X86_64 LibreOffice_project/64a0f66915f38c6217de274f0aa8e15618924765</meta:generator>
  </office:meta>
</office:document-meta>
</file>